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DejaVu Sans" officeooo:rsid="001c5bcc" officeooo:paragraph-rsid="001c5bcc"/>
    </style:style>
    <style:style style:name="P2" style:family="paragraph" style:parent-style-name="Text_20_body" style:list-style-name="L3">
      <style:text-properties style:font-name="DejaVu Sans" officeooo:rsid="001c5bcc" officeooo:paragraph-rsid="001c5bcc"/>
    </style:style>
    <style:style style:name="P3" style:family="paragraph" style:parent-style-name="Text_20_body" style:list-style-name="L4">
      <style:text-properties style:font-name="DejaVu Sans" officeooo:rsid="001c5bcc" officeooo:paragraph-rsid="001d12d5"/>
    </style:style>
    <style:style style:name="P4" style:family="paragraph" style:parent-style-name="Text_20_body">
      <style:text-properties style:font-name="DejaVu Sans" officeooo:rsid="001d12d5" officeooo:paragraph-rsid="001d12d5"/>
    </style:style>
    <style:style style:name="P5" style:family="paragraph" style:parent-style-name="Text_20_body" style:list-style-name="L5">
      <style:text-properties style:font-name="DejaVu Sans" officeooo:rsid="001e8721" officeooo:paragraph-rsid="001e8721"/>
    </style:style>
    <style:style style:name="P6" style:family="paragraph" style:parent-style-name="Text_20_body" style:list-style-name="L5">
      <style:text-properties style:font-name="DejaVu Sans" officeooo:rsid="001ed841" officeooo:paragraph-rsid="001ed841"/>
    </style:style>
    <style:style style:name="P7" style:family="paragraph" style:parent-style-name="Text_20_body">
      <style:text-properties style:font-name="DejaVu Sans" officeooo:rsid="001ed841" officeooo:paragraph-rsid="001ed841"/>
    </style:style>
    <style:style style:name="P8" style:family="paragraph" style:parent-style-name="Text_20_body" style:list-style-name="L8">
      <style:text-properties style:font-name="DejaVu Sans" officeooo:rsid="00208729" officeooo:paragraph-rsid="00208729"/>
    </style:style>
    <style:style style:name="P9" style:family="paragraph" style:parent-style-name="Text_20_body" style:list-style-name="L9">
      <style:text-properties style:font-name="DejaVu Sans" officeooo:rsid="00208729" officeooo:paragraph-rsid="00208b91"/>
    </style:style>
    <style:style style:name="P10" style:family="paragraph" style:parent-style-name="Text_20_body" style:list-style-name="L11">
      <style:text-properties style:font-name="DejaVu Sans" officeooo:rsid="00217b98" officeooo:paragraph-rsid="00217b98"/>
    </style:style>
    <style:style style:name="P11" style:family="paragraph" style:parent-style-name="Text_20_body" style:list-style-name="L11">
      <style:text-properties style:font-name="DejaVu Sans" officeooo:rsid="00251b2b" officeooo:paragraph-rsid="00251b2b"/>
    </style:style>
    <style:style style:name="P12" style:family="paragraph" style:parent-style-name="Text_20_body" style:list-style-name="L11">
      <style:text-properties style:font-name="DejaVu Sans" officeooo:rsid="00253648" officeooo:paragraph-rsid="00262d8f"/>
    </style:style>
    <style:style style:name="P13" style:family="paragraph" style:parent-style-name="Text_20_body" style:list-style-name="L11">
      <style:text-properties style:font-name="DejaVu Sans" officeooo:rsid="0026c501" officeooo:paragraph-rsid="0026c501"/>
    </style:style>
    <style:style style:name="P14" style:family="paragraph" style:parent-style-name="Text_20_body" style:list-style-name="L11">
      <style:text-properties style:font-name="DejaVu Sans" officeooo:rsid="0028bc90" officeooo:paragraph-rsid="0028bc90"/>
    </style:style>
    <style:style style:name="P15" style:family="paragraph" style:parent-style-name="Text_20_body">
      <style:text-properties style:font-name="DejaVu Sans" officeooo:rsid="002cee39" officeooo:paragraph-rsid="002cee39"/>
    </style:style>
    <style:style style:name="P16" style:family="paragraph" style:parent-style-name="Text_20_body" style:list-style-name="L12">
      <style:text-properties style:font-name="DejaVu Sans" officeooo:rsid="002cee39" officeooo:paragraph-rsid="002cee39"/>
    </style:style>
    <style:style style:name="P17" style:family="paragraph" style:parent-style-name="Text_20_body">
      <style:text-properties style:font-name="DejaVu Sans" officeooo:rsid="002db482" officeooo:paragraph-rsid="002db482"/>
    </style:style>
    <style:style style:name="P18" style:family="paragraph" style:parent-style-name="Text_20_body" style:list-style-name="L13">
      <style:text-properties style:font-name="DejaVu Sans" officeooo:rsid="002db482" officeooo:paragraph-rsid="002db482"/>
    </style:style>
    <style:style style:name="P19" style:family="paragraph" style:parent-style-name="Text_20_body">
      <style:text-properties style:font-name="DejaVu Sans" officeooo:rsid="00312540" officeooo:paragraph-rsid="00312540"/>
    </style:style>
    <style:style style:name="P20" style:family="paragraph" style:parent-style-name="Text_20_body">
      <style:paragraph-properties fo:text-align="center" style:justify-single-word="false"/>
      <style:text-properties officeooo:rsid="001c5bcc" officeooo:paragraph-rsid="001c5bcc"/>
    </style:style>
    <style:style style:name="P21" style:family="paragraph" style:parent-style-name="Text_20_body">
      <style:paragraph-properties fo:text-align="center" style:justify-single-word="false"/>
      <style:text-properties fo:font-size="14pt" style:text-underline-style="solid" style:text-underline-width="auto" style:text-underline-color="font-color" officeooo:rsid="001c5bcc" officeooo:paragraph-rsid="001c5bcc" style:font-size-asian="14pt" style:font-size-complex="14pt"/>
    </style:style>
    <style:style style:name="P22" style:family="paragraph" style:parent-style-name="Text_20_body">
      <style:paragraph-properties fo:text-align="center" style:justify-single-word="false"/>
      <style:text-properties fo:font-size="14pt" style:text-underline-style="solid" style:text-underline-width="auto" style:text-underline-color="font-color" officeooo:rsid="001c5bcc" officeooo:paragraph-rsid="001c5bcc" style:font-size-asian="12.25pt" style:font-size-complex="14pt"/>
    </style:style>
    <style:style style:name="P23" style:family="paragraph" style:parent-style-name="Text_20_body">
      <style:paragraph-properties fo:text-align="center" style:justify-single-word="false"/>
      <style:text-properties fo:font-size="12pt" style:text-underline-style="none" officeooo:rsid="001c5bcc" officeooo:paragraph-rsid="001c5bcc" style:font-size-asian="10.5pt" style:font-size-complex="12pt"/>
    </style:style>
    <style:style style:name="P24" style:family="paragraph" style:parent-style-name="Text_20_body" style:list-style-name="L6">
      <style:text-properties officeooo:paragraph-rsid="001ed841"/>
    </style:style>
    <style:style style:name="P25" style:family="paragraph" style:parent-style-name="Text_20_body" style:list-style-name="L6">
      <style:text-properties officeooo:rsid="001ed841" officeooo:paragraph-rsid="001ed841"/>
    </style:style>
    <style:style style:name="P26" style:family="paragraph" style:parent-style-name="Text_20_body">
      <style:text-properties officeooo:rsid="00208729" officeooo:paragraph-rsid="00208729"/>
    </style:style>
    <style:style style:name="P27" style:family="paragraph" style:parent-style-name="Text_20_body" style:list-style-name="L7">
      <style:text-properties officeooo:rsid="00208729" officeooo:paragraph-rsid="00208729"/>
    </style:style>
    <style:style style:name="P28" style:family="paragraph" style:parent-style-name="Text_20_body" style:list-style-name="L8">
      <style:text-properties officeooo:rsid="00208729" officeooo:paragraph-rsid="00208729"/>
    </style:style>
    <style:style style:name="P29" style:family="paragraph" style:parent-style-name="Text_20_body" style:list-style-name="L9">
      <style:text-properties officeooo:rsid="00208729" officeooo:paragraph-rsid="00208b91"/>
    </style:style>
    <style:style style:name="P30" style:family="paragraph" style:parent-style-name="Heading_20_1">
      <style:paragraph-properties fo:text-align="center" style:justify-single-word="false"/>
      <style:text-properties style:font-name="DejaVu Sans"/>
    </style:style>
    <style:style style:name="P31" style:family="paragraph" style:parent-style-name="Heading_20_2">
      <style:text-properties officeooo:rsid="001c5bcc" officeooo:paragraph-rsid="001c5bcc"/>
    </style:style>
    <style:style style:name="P32" style:family="paragraph" style:parent-style-name="Heading_20_2">
      <style:text-properties officeooo:rsid="001d12d5" officeooo:paragraph-rsid="001d12d5"/>
    </style:style>
    <style:style style:name="P33" style:family="paragraph" style:parent-style-name="Heading_20_2">
      <style:text-properties officeooo:rsid="00208729" officeooo:paragraph-rsid="00208729"/>
    </style:style>
    <style:style style:name="P34" style:family="paragraph" style:parent-style-name="Heading_20_2">
      <style:text-properties officeooo:rsid="00208b91" officeooo:paragraph-rsid="00208b91"/>
    </style:style>
    <style:style style:name="P35" style:family="paragraph" style:parent-style-name="Heading_20_2">
      <style:text-properties officeooo:rsid="002167ed" officeooo:paragraph-rsid="002167ed"/>
    </style:style>
    <style:style style:name="P36" style:family="paragraph" style:parent-style-name="Heading_20_2">
      <style:text-properties officeooo:rsid="0026c501" officeooo:paragraph-rsid="0026c501"/>
    </style:style>
    <style:style style:name="T1" style:family="text">
      <style:text-properties style:font-name="DejaVu Sans"/>
    </style:style>
    <style:style style:name="T2" style:family="text">
      <style:text-properties style:font-name="DejaVu Sans" officeooo:rsid="001ed841"/>
    </style:style>
    <style:style style:name="T3" style:family="text">
      <style:text-properties style:font-name="DejaVu Sans" officeooo:rsid="00208b91"/>
    </style:style>
    <style:style style:name="T4" style:family="text">
      <style:text-properties officeooo:rsid="001d12d5"/>
    </style:style>
    <style:style style:name="T5" style:family="text">
      <style:text-properties officeooo:rsid="00208b91"/>
    </style:style>
    <style:style style:name="T6" style:family="text">
      <style:text-properties officeooo:rsid="0021e327"/>
    </style:style>
    <style:style style:name="T7" style:family="text">
      <style:text-properties officeooo:rsid="00253648"/>
    </style:style>
    <style:style style:name="T8" style:family="text">
      <style:text-properties officeooo:rsid="00262d8f"/>
    </style:style>
    <style:style style:name="T9" style:family="text">
      <style:text-properties officeooo:rsid="0026c501"/>
    </style:style>
    <style:style style:name="T10" style:family="text">
      <style:text-properties officeooo:rsid="002aa8bb"/>
    </style:style>
    <style:style style:name="T11" style:family="text">
      <style:text-properties officeooo:rsid="002b651e"/>
    </style:style>
    <style:style style:name="T12" style:family="text">
      <style:text-properties officeooo:rsid="002ca596"/>
    </style:style>
    <style:style style:name="T13" style:family="text">
      <style:text-properties officeooo:rsid="002db482"/>
    </style:style>
    <style:style style:name="T14" style:family="text">
      <style:text-properties officeooo:rsid="002f7f9f"/>
    </style:style>
    <style:style style:name="T15" style:family="text">
      <style:text-properties officeooo:rsid="003125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Vereinbarung</text:h>
      <text:p text:style-name="P20"><text:span text:style-name="T1">zwischen der </text:span></text:p>
      <text:p text:style-name="P21"><text:span text:style-name="T1">Lebensmittel AG</text:span></text:p>
      <text:p text:style-name="P20"><text:span text:style-name="T1">- Verantwortlicher – nachstehend Auftraggeber genannt -</text:span></text:p>
      <text:p text:style-name="P20"><text:span text:style-name="T1">und der</text:span></text:p>
      <text:p text:style-name="P22"><text:span text:style-name="T1">Soft- und Hardware GmbH</text:span></text:p>
      <text:p text:style-name="P23"><text:span text:style-name="T1">- Auftragsverarbeiter – nachstehend Auftragnehmer genannt</text:span></text:p>
      <text:p text:style-name="P23"><text:span text:style-name="T1">[ggf.: Vertreter gemäß Art. 27 DS-GVO]</text:span></text:p>
      <text:p text:style-name="P23"><text:span text:style-name="T1">--------------------------------------------------------------------------------</text:span></text:p>
      <text:p text:style-name="P23"><text:span text:style-name="T1"/></text:p>
      <text:h text:style-name="P31" text:outline-level="2">1 Gegenstand und Dauer des Auftrags</text:h>
      <text:p text:style-name="P1">(1) Gegenstand</text:p>
      <text:list xml:id="list1086290078221038270" text:style-name="L3">
        <text:list-item>
          <text:p text:style-name="P2">Der Gegenstand des Auftrags zur Datenverarbeitung ist Durchführung der folgenden genannte Aufgabe durch den Auftragnehmer:</text:p>
          <text:p text:style-name="P2">- Erstellung der Lohnabrechnung der Beschäftigten der Lebensmittel AG -</text:p>
        </text:list-item>
      </text:list>
      <text:p text:style-name="P1">(2) Dauer</text:p>
      <text:list xml:id="list1917737894969211698" text:style-name="L4">
        <text:list-item>
          <text:p text:style-name="P3">Der Auftrag ist unbefristet erteilt und <text:span text:style-name="T4">k</text:span>ann sowohl vom Auftraggeber, als auch vom Auftragnehmer <text:span text:style-name="T4">mit einer Frist von 2 Monaten zum 2. des Monats gekündigt werden. Die Möglichkeit zur fristlosen Kündigung bleibt von dieser Bestimmung unberührt.</text:span></text:p>
          <text:p text:style-name="P3"><text:span text:style-name="T4"><text:s text:c="2"/></text:span></text:p>
        </text:list-item>
      </text:list>
      <text:h text:style-name="P32" text:outline-level="2">2 Konkretisierung des Auftragsinhalts</text:h>
      <text:p text:style-name="P4">(1) Art und Zweck der Datenverarbeitung</text:p>
      <text:list xml:id="list17979904644096491" text:style-name="L5">
        <text:list-item>
          <text:p text:style-name="P5">Nachfolgend findet sich die Konkretisierung des Auftragsgegenstandes im Hinblick auf Art und Zweck der der Datenverarbeitung durch den Auftragnehmer:</text:p>
          <text:p text:style-name="P5">- Die Soft- und Hardware GmbH soll monatlich die Gehaltsabrechnung aller Beschäftigten der Lebensmittel AG in Schriftform anfertigen. -</text:p>
        </text:list-item>
        <text:list-item>
          <text:p text:style-name="P6"><text:soft-page-break/>Hierzu werden nach §3 Abs.4 die personenbezogen Daten aller Beschäftigten der Lebensmittel AG an die Soft- und Hardware GmbH übermittelt.</text:p>
        </text:list-item>
        <text:list-item>
          <text:p text:style-name="P6">Die Daten werden auf Servern der Soft- und Hardware GmbH gespeichert.</text:p>
        </text:list-item>
      </text:list>
      <text:p text:style-name="P7">(2) Art der Daten</text:p>
      <text:list xml:id="list1144908812610374065" text:style-name="L6">
        <text:list-item>
          <text:p text:style-name="P24"><text:span text:style-name="T2">Im folgenden sind alle personenbezogene Daten aufgelistet die durch die Lebensmittel AG erhoben und zur Verarbeitung und Speicherung an die Soft- und Hardware GmbH übermittelt werden:</text:span></text:p>
          <text:list>
            <text:list-item>
              <text:p text:style-name="P25"><text:span text:style-name="T1">Name</text:span></text:p>
            </text:list-item>
            <text:list-item>
              <text:p text:style-name="P25"><text:span text:style-name="T1">Vorname</text:span></text:p>
            </text:list-item>
            <text:list-item>
              <text:p text:style-name="P25"><text:span text:style-name="T1">Adresse</text:span></text:p>
            </text:list-item>
            <text:list-item>
              <text:p text:style-name="P25"><text:span text:style-name="T1">Geburtsdatum</text:span></text:p>
            </text:list-item>
            <text:list-item>
              <text:p text:style-name="P25"><text:span text:style-name="T1">Krankenkassendaten</text:span></text:p>
            </text:list-item>
            <text:list-item>
              <text:p text:style-name="P25"><text:span text:style-name="T1">Arbeitszeiten</text:span></text:p>
            </text:list-item>
            <text:list-item>
              <text:p text:style-name="P25"><text:span text:style-name="T1">Gehalt des Monats</text:span></text:p>
            </text:list-item>
            <text:list-item>
              <text:p text:style-name="P25"><text:span text:style-name="T1">Bankverbindung </text:span></text:p>
            </text:list-item>
            <text:list-item>
              <text:p text:style-name="P25"><text:span text:style-name="T1">ggf. Bonuszahlung</text:span></text:p>
            </text:list-item>
          </text:list>
        </text:list-item>
      </text:list>
      <text:p text:style-name="P26"><text:span text:style-name="T1">(3) Betroffene Personen</text:span></text:p>
      <text:list xml:id="list7994384336157476552" text:style-name="L7">
        <text:list-item>
          <text:p text:style-name="P27"><text:span text:style-name="T1">Die durch diesen Auftrag vereinbarte Verarbeitung betrifft ausschließlich die personenbezogenen Daten der Beschäftigten der Lebensmittel AG.</text:span></text:p>
        </text:list-item>
      </text:list>
      <text:h text:style-name="P33" text:outline-level="2">3 Weisungsberechtigte Personen des Auftraggebers</text:h>
      <text:list xml:id="list5162385375233648172" text:style-name="L8">
        <text:list-item>
          <text:p text:style-name="P8">Die im unten genannte Person ist durch die Lebensmittel AG berechtigt Weisungen gegenüber der Soft- und Hardware GmbH auszusprechen:</text:p>
          <text:list>
            <text:list-item>
              <text:p text:style-name="P8">Name: ……………………………………………….</text:p>
            </text:list-item>
            <text:list-item>
              <text:p text:style-name="P8">Organisationseinheit:…………………………….</text:p>
            </text:list-item>
            <text:list-item>
              <text:p text:style-name="P8">Funktion:…………………………………………….</text:p>
            </text:list-item>
            <text:list-item>
              <text:p text:style-name="P8">Kontakt:………………………………………………</text:p>
            </text:list-item>
          </text:list>
        </text:list-item>
        <text:list-item>
          <text:p text:style-name="P28"><text:span text:style-name="T1">Sollte die oben genannte Person während d</text:span><text:span text:style-name="T3">er Gültigkeit dieser Vereinbarung die Lebensmittel AG verlassen, für einen bestimmten Zeitraum nicht erreichbar sein oder wird ihr durch die Lebensmittel </text:span><text:soft-page-break/><text:span text:style-name="T3">AG die Weisungsberechtigung entzogen, so muss innerhalb einer Woche eine neue Person benannt und in schriftlicher Form der Soft- und Hardware GmbH mitgeteilt werden.</text:span></text:p>
        </text:list-item>
      </text:list>
      <text:h text:style-name="P34" text:outline-level="2">4 Weisungsempfänger des Auftragnehmers</text:h>
      <text:list xml:id="list5983510045616821284" text:style-name="L9">
        <text:list-item>
          <text:p text:style-name="P9">Die im unten genannte Person ist durch die <text:span text:style-name="T5">Soft- und Hardware GmbH</text:span> berechtigt Weisungen, <text:span text:style-name="T5">von Seiten der Lebensmittel AG, zu empfangen</text:span>:</text:p>
          <text:list>
            <text:list-item>
              <text:p text:style-name="P9">Name: ……………………………………………….</text:p>
            </text:list-item>
            <text:list-item>
              <text:p text:style-name="P9">Organisationseinheit:…………………………….</text:p>
            </text:list-item>
            <text:list-item>
              <text:p text:style-name="P9">Funktion:…………………………………………….</text:p>
            </text:list-item>
            <text:list-item>
              <text:p text:style-name="P9">Kontakt:………………………………………………</text:p>
            </text:list-item>
          </text:list>
        </text:list-item>
        <text:list-item>
          <text:p text:style-name="P29"><text:span text:style-name="T1">Sollte die oben genannte Person während d</text:span><text:span text:style-name="T3">er Gültigkeit dieser Vereinbarung die Soft- und Hardware GmbH verlassen, für einen bestimmten Zeitraum nicht erreichbar sein oder wird ihr durch die Soft- und Hardware GmbH die Berechtigung zur Weisungsempfängnis entzogen, so muss innerhalb einer Woche eine neue Person benannt und in schriftlicher Form der Lebensmittel AG mitgeteilt werden.</text:span></text:p>
        </text:list-item>
      </text:list>
      <text:h text:style-name="P35" text:outline-level="2">5 Technisch-organisatorische Maßnahmen</text:h>
      <text:list xml:id="list8767720654329757746" text:style-name="L11">
        <text:list-item>
          <text:p text:style-name="P10">Der Auftragnehmer ist dazu verpflichtet vor der Auftragsvergabe alle erforderlichen technischen und organisatorischen Maßnahmen, <text:span text:style-name="T6">insbesondere hinsichtlich der konkreten Durchführung dieser Vereinbarung</text:span> zu dokumentieren und <text:span text:style-name="T6">dem Auftraggeber zur Prüfung bereit zustellen. </text:span></text:p>
        </text:list-item>
        <text:list-item>
          <text:p text:style-name="P11">Sofern der Auftraggeber die ihm bereit gestellten Dokumentationen für angemessen befindet, werden diese dokumentierten Maßnahmen Grun<text:span text:style-name="T7">d</text:span>lage des Auftrags.</text:p>
        </text:list-item>
        <text:list-item>
          <text:p text:style-name="P12">Sollte<text:span text:style-name="T8">n sich nach der Prüfung aller Dokumente durch den Auftraggeber Änderungen ergeben, so sind diese im beiderseitigen Interesse und nach den gesetzlichen Regelungen entsprechen umzusetzen.</text:span></text:p>
        </text:list-item>
        <text:list-item>
          <text:p text:style-name="P12"><text:span text:style-name="T8">Die verwendete Hard- oder Software ist im Vorfeld der Vereinbarung zu dokumentieren und dem Auftraggeber in schriftlicher Form zu übergeben. Sofern es aus Datenschutz- und Datensicherheitsgründen notwendig ist oder die verwendete Hard- oder Software nicht mehr den allgemein anerkannten Regeln der </text:span><text:soft-page-break/><text:span text:style-name="T8">Technik entsprechen, muss die verwendete Hard- oder Software in Absprache mit dem Auftraggeber ausgetauscht werden. Eine Zustimmung des Auftraggebers muss in schriftlicher Form vorliegen.</text:span></text:p>
        </text:list-item>
        <text:list-item>
          <text:p text:style-name="P14">Generell gilt, dass bei einer Änderung an der Soft- <text:span text:style-name="T11">oder</text:span> Hardware nicht das aktuelle Sicherheitsniveau <text:span text:style-name="T10">der Maßnahmen</text:span> unterschritten werden darf. </text:p>
        </text:list-item>
        <text:list-item>
          <text:p text:style-name="P14">Sollte der Auftragnehmer eine Änderung an der Soft- oder Hardware nicht in einem angemessen Zeitraum umsetzen können, so muss er den Auftraggeber <text:span text:style-name="T12">unverzüglich</text:span> in schriftlicher Form davon unterrichten.</text:p>
        </text:list-item>
        <text:list-item>
          <text:p text:style-name="P13">Alle Maßnahmen sind Maßnahmen zur Gewährleistung der im Anhang genannten Kriterien der Vertraulichkeit, der Integrität, der Verfügbarkeit sowie der Belastbarkeit.</text:p>
          <text:p text:style-name="P13"/>
        </text:list-item>
      </text:list>
      <text:h text:style-name="P36" text:outline-level="2">6 Unterauftragsverhältnis</text:h>
      <text:p text:style-name="P15">(1) Als Unterauftragsverhältnis gelten solche Dienstleistungen, welche sich auf den konkreten Umfang des Auftrags beziehen. Ausgeschlossen davon sind Nebenleistungen des Auftraggebers, die z.B. im Folgenden aufgelistet sind</text:p>
      <text:list xml:id="list4854945085385279876" text:style-name="L12">
        <text:list-item>
          <text:p text:style-name="P16">Telekommunikationsdienstleistungen</text:p>
        </text:list-item>
        <text:list-item>
          <text:p text:style-name="P16">Post/Transportdienstleistungen</text:p>
        </text:list-item>
        <text:list-item>
          <text:p text:style-name="P16">Wartung und Benutzerservice</text:p>
        </text:list-item>
        <text:list-item>
          <text:p text:style-name="P16">Entsorgung von Datenträgern</text:p>
        </text:list-item>
      </text:list>
      <text:p text:style-name="P15">oder sonstige Maßnahmen die notwendig sind um die<text:span text:style-name="T9"> Vertraulichkeit, </text:span>die<text:span text:style-name="T9"> Integrität, </text:span>die<text:span text:style-name="T9"> Verfügbarkeit sowie </text:span>die<text:span text:style-name="T9"> Belastbarkeit <text:s/></text:span>von Hard- und Software von Datenverarbeitung<text:span text:style-name="T13">s</text:span>anlagen zu gewährleisten.</text:p>
      <text:p text:style-name="P17">(2) Der Auftragnehmer ist dazu verpflichtet, sofern ein Unterauftragsverhältnis erforderlich ist, angemessene und gesetzeskonforme Vereinbarungen zu schließen und angemessen Kontrollmaßnahmen zu ergreifen <text:span text:style-name="T14">und die technisch und organisatorischen Maßnahmen, welche für diesen Auftrag erforderlich sind, zu gewährleisten.</text:span></text:p>
      <text:p text:style-name="P17">(3) Sollte es zu einem Unterauftragsverhältnis kommen so muss der Auftragnehmer noch vor dessen Beginn den Auftraggeber in schriftlicher Form darüber zu informieren und seine Zustimmung abwarten. Folgende Informationen muss der Auftraggeber der Information des Auftragnehmers über das Unterauftragsverhältnis entnehmen können:</text:p>
      <text:list xml:id="list7265111380278764906" text:style-name="L13">
        <text:list-item>
          <text:p text:style-name="P18"><text:soft-page-break/>Name </text:p>
        </text:list-item>
        <text:list-item>
          <text:p text:style-name="P18">Adresse</text:p>
        </text:list-item>
        <text:list-item>
          <text:p text:style-name="P18">Kontaktdaten</text:p>
        </text:list-item>
        <text:list-item>
          <text:p text:style-name="P18">Vereinbarte Dienstleistung</text:p>
        </text:list-item>
        <text:list-item>
          <text:p text:style-name="P18">Dauer des <text:span text:style-name="T15">Unterauftragsverhältnisses</text:span></text:p>
        </text:list-item>
      </text:list>
      <text:p text:style-name="P17">(4) Sollte der Auftraggeber nicht innerhalb von zwei Wochen auf die schriftliche Information antworten, so kann dies als Zustimmung des Auftraggebers angenommen werden.</text:p>
      <text:p text:style-name="P17">(5) <text:span text:style-name="T15">Sollte es zu einem Wechsel eines Unterauftragnehmers kommen so ist dies zulässig, wenn die Punkte 1-4 vor dem Beginn des geänderten Unterauftragsverhältnisses erfüllt sind.</text:span></text:p>
      <text:p text:style-name="P19">(6) Die Weitergabe von personenbezogen Daten des Auftraggebers an den Unterauftragsnehmer, durch den Auftragnehmer, sind erst mit dem Vorliegen aller Voraussetzungen in schriftlicher Form zulässig.</text:p>
      <text:p text:style-name="P19">(7) Ein weiteres Unterauftragsverhältnis durch den Unterauftragnehmer ist nicht zulässig.</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6:44:12.484008699</meta:creation-date>
    <dc:date>2018-02-05T19:44:30.666655964</dc:date>
    <meta:editing-duration>PT1H14M34S</meta:editing-duration>
    <meta:editing-cycles>13</meta:editing-cycles>
    <meta:generator>LibreOffice/5.1.6.2$Linux_X86_64 LibreOffice_project/10m0$Build-2</meta:generator>
    <meta:document-statistic meta:table-count="0" meta:image-count="0" meta:object-count="0" meta:page-count="5" meta:paragraph-count="76" meta:word-count="891" meta:character-count="6765" meta:non-whitespace-character-count="5986"/>
  </office:meta>
</office:document-meta>
</file>